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1092e7"/>
    </style:style>
    <style:style style:name="P2" style:family="paragraph" style:parent-style-name="Standard">
      <style:text-properties officeooo:paragraph-rsid="00170cd0"/>
    </style:style>
    <style:style style:name="P3" style:family="paragraph" style:parent-style-name="Standard">
      <style:text-properties officeooo:paragraph-rsid="0018b763"/>
    </style:style>
    <style:style style:name="P4" style:family="paragraph" style:parent-style-name="Standard">
      <style:text-properties officeooo:paragraph-rsid="0018edfe"/>
    </style:style>
    <style:style style:name="P5" style:family="paragraph" style:parent-style-name="Table_20_Contents">
      <style:text-properties officeooo:rsid="0016eb6e" officeooo:paragraph-rsid="0016eb6e"/>
    </style:style>
    <style:style style:name="P6" style:family="paragraph" style:parent-style-name="Table_20_Contents">
      <style:text-properties officeooo:rsid="0016eb6e" officeooo:paragraph-rsid="00170cd0"/>
    </style:style>
    <style:style style:name="P7" style:family="paragraph" style:parent-style-name="Table_20_Contents">
      <style:text-properties officeooo:rsid="0016eb6e" officeooo:paragraph-rsid="0018b763"/>
    </style:style>
    <style:style style:name="P8" style:family="paragraph" style:parent-style-name="Table_20_Contents">
      <style:text-properties officeooo:rsid="0016eb6e" officeooo:paragraph-rsid="0018edfe"/>
    </style:style>
    <style:style style:name="P9" style:family="paragraph" style:parent-style-name="Standard">
      <style:text-properties style:font-name="Liberation Serif" officeooo:paragraph-rsid="001092e7"/>
    </style:style>
    <style:style style:name="P10" style:family="paragraph" style:parent-style-name="Table_20_Contents">
      <style:text-properties officeooo:rsid="001c0469" officeooo:paragraph-rsid="001c0469"/>
    </style:style>
    <style:style style:name="P11" style:family="paragraph" style:parent-style-name="Text_20_body">
      <style:paragraph-properties fo:line-height="115%"/>
      <style:text-properties officeooo:rsid="00170cd0" officeooo:paragraph-rsid="00170cd0"/>
    </style:style>
    <style:style style:name="P12" style:family="paragraph" style:parent-style-name="Text_20_body">
      <style:paragraph-properties fo:line-height="115%"/>
      <style:text-properties officeooo:rsid="00170cd0" officeooo:paragraph-rsid="0018b763"/>
    </style:style>
    <style:style style:name="P13" style:family="paragraph" style:parent-style-name="Text_20_body">
      <style:paragraph-properties fo:line-height="115%"/>
      <style:text-properties officeooo:rsid="00170cd0" officeooo:paragraph-rsid="0018edfe"/>
    </style:style>
    <style:style style:name="P14" style:family="paragraph" style:parent-style-name="Table_20_Contents">
      <style:text-properties officeooo:rsid="0016eb6e" officeooo:paragraph-rsid="0016eb6e"/>
    </style:style>
    <style:style style:name="P15" style:family="paragraph" style:parent-style-name="Table_20_Contents">
      <style:text-properties officeooo:rsid="0016eb6e" officeooo:paragraph-rsid="00170cd0"/>
    </style:style>
    <style:style style:name="P16" style:family="paragraph" style:parent-style-name="Table_20_Contents">
      <style:text-properties officeooo:rsid="0016eb6e" officeooo:paragraph-rsid="0018b763"/>
    </style:style>
    <style:style style:name="P17" style:family="paragraph" style:parent-style-name="Table_20_Contents">
      <style:text-properties officeooo:rsid="0016eb6e" officeooo:paragraph-rsid="0018edfe"/>
    </style:style>
    <style:style style:name="P18" style:family="paragraph" style:parent-style-name="Table_20_Contents">
      <style:text-properties officeooo:rsid="001e2f68" officeooo:paragraph-rsid="001e2f68"/>
    </style:style>
    <style:style style:name="T1" style:family="text">
      <style:text-properties officeooo:rsid="001092e7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6eb6e"/>
    </style:style>
    <style:style style:name="T4" style:family="text">
      <style:text-properties style:font-name="Liberation Serif" officeooo:rsid="0018b763"/>
    </style:style>
    <style:style style:name="T5" style:family="text">
      <style:text-properties style:font-name="Liberation Serif" officeooo:rsid="0018edfe"/>
    </style:style>
    <style:style style:name="T6" style:family="text">
      <style:text-properties officeooo:rsid="0016eb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70cd0"/>
    </style:style>
    <style:style style:name="T9" style:family="text">
      <style:text-properties officeooo:rsid="00193a96"/>
    </style:style>
    <style:style style:name="T10" style:family="text">
      <style:text-properties officeooo:rsid="001d80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liza los siguientes ejercicios <text:span text:style-name="T9">con conexión TCP</text:span>. Incluye el código del cliente y servidor, y una captura de pantalla del resultado de su ejecición.</text:p>
      <text:p text:style-name="P9"/>
      <text:p text:style-name="P1"><text:span text:style-name="T1">1. </text:span><text:span text:style-name="T6">Realiza un servidor y un cliente, en el que el servidor salude al cliente. </text:span><text:span text:style-name="T8">El cliente debe imprimir el mensaje recibido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span text:style-name="T7">Servidor</text:span>:</text:p>
            <text:p text:style-name="P5"/>
            <text:p text:style-name="P5">import socket</text:p>
            <text:p text:style-name="P5"/>
            <text:p text:style-name="P5">servidor = socket.socket(socket.AF_INET, socket.SOCK_STREAM)</text:p>
            <text:p text:style-name="P5">servidor.bind(("127.0.0.1", 65432))</text:p>
            <text:p text:style-name="P5">servidor.listen()</text:p>
            <text:p text:style-name="P5"/>
            <text:p text:style-name="P5">print("Esperando cliente...")</text:p>
            <text:p text:style-name="P5">conn, addr = servidor.accept()</text:p>
            <text:p text:style-name="P5">print(f"Conectado con {addr}")</text:p>
            <text:p text:style-name="P5"/>
            <text:p text:style-name="P5">conn.sendall("¡Hola, cliente!".encode("utf-8"))</text:p>
            <text:p text:style-name="P5"/>
            <text:p text:style-name="P5">conn.close()</text:p>
            <text:p text:style-name="P18">servidor.close()</text:p>
            <text:p text:style-name="P5"/>
            <text:p text:style-name="P5"><text:span text:style-name="T7">Cliente</text:span>:</text:p>
            <text:p text:style-name="P5"/>
            <text:p text:style-name="P5">import socket</text:p>
            <text:p text:style-name="P5"/>
            <text:p text:style-name="P5">cliente = socket.socket(socket.AF_INET, socket.SOCK_STREAM)</text:p>
            <text:p text:style-name="P5">cliente.connect(("127.0.0.1", 65432))</text:p>
            <text:p text:style-name="P5"/>
            <text:p text:style-name="P5">mensaje = cliente.recv(1024).decode("utf-8")</text:p>
            <text:p text:style-name="P5">print("Mensaje del servidor:", mensaje)</text:p>
            <text:p text:style-name="P5"/>
            <text:p text:style-name="P5">cliente.close()</text:p>
            <text:p text:style-name="P5"/>
          </table:table-cell>
        </table:table-row>
      </table:table>
      <text:p text:style-name="Text_20_body"/>
      <text:p text:style-name="P11" loext:marker-style-name="T2"><text:span text:style-name="T2">2. </text:span><text:span text:style-name="T3">Realiza un servidor y un cliente, en el que el </text:span><text:span text:style-name="T2">cliente envíe un mensaje al servidor, y el servidor le responda. Se deben mostrar los mensajes recibidos.</text:span></text:p>
      <text:p text:style-name="P11" loext:marker-style-name="T2"><text:span text:style-name="T2"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"><text:span text:style-name="T7">Servidor</text:span>:</text:p>
            <text:p text:style-name="P6"/>
            <text:p text:style-name="P6">import socket</text:p>
            <text:p text:style-name="P6"/>
            <text:p text:style-name="P6">servidor = socket.socket(socket.AF_INET, socket.SOCK_STREAM)</text:p>
            <text:p text:style-name="P6">servidor.bind(("127.0.0.1", 65433))</text:p>
            <text:p text:style-name="P6">servidor.listen()</text:p>
            <text:p text:style-name="P6"/>
            <text:p text:style-name="P6">conn, addr = servidor.accept()</text:p>
            <text:p text:style-name="P6">data = conn.recv(1024).decode("utf-8")</text:p>
            <text:p text:style-name="P6"><text:soft-page-break/>print(f"Recibido del cliente: {data}")</text:p>
            <text:p text:style-name="P6"/>
            <text:p text:style-name="P6">conn.sendall(f"Servidor recibió: {data}".encode("utf-8"))</text:p>
            <text:p text:style-name="P6">conn.close()</text:p>
            <text:p text:style-name="P18">servidor.close()</text:p>
            <text:p text:style-name="P6"/>
            <text:p text:style-name="P6"><text:span text:style-name="T7">Cliente</text:span>:</text:p>
            <text:p text:style-name="P6"/>
            <text:p text:style-name="P6">import socket</text:p>
            <text:p text:style-name="P6"/>
            <text:p text:style-name="P6">cliente = socket.socket(socket.AF_INET, socket.SOCK_STREAM)</text:p>
            <text:p text:style-name="P6">cliente.connect(("127.0.0.1", 65433))</text:p>
            <text:p text:style-name="P6"/>
            <text:p text:style-name="P6">cliente.sendall("Hola servidor, soy el cliente".encode("utf-8"))</text:p>
            <text:p text:style-name="P6">respuesta = cliente.recv(1024).decode("utf-8")</text:p>
            <text:p text:style-name="P6">print(respuesta)</text:p>
            <text:p text:style-name="P6"/>
            <text:p text:style-name="P6">cliente.close()</text:p>
            <text:p text:style-name="P6"/>
          </table:table-cell>
        </table:table-row>
      </table:table>
      <text:p text:style-name="P2"/>
      <text:p text:style-name="P12" loext:marker-style-name="T2"><text:span text:style-name="T4"/></text:p>
      <text:p text:style-name="P12" loext:marker-style-name="T2"><text:span text:style-name="T4">3</text:span><text:span text:style-name="T2">. </text:span><text:span text:style-name="T3">Realiza un servidor y un cliente, en el que el </text:span><text:span text:style-name="T4">servidor haga de eco (devuelva al cliente el mismo mensaje que reciba)</text:span><text:span text:style-name="T2">.</text:span></text:p>
      <text:p text:style-name="P12" loext:marker-style-name="T2"><text:span text:style-name="T2"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T7">Servidor</text:span>:</text:p>
            <text:p text:style-name="P7"/>
            <text:p text:style-name="P7">import socket</text:p>
            <text:p text:style-name="P7"/>
            <text:p text:style-name="P7">servidor = socket.socket(socket.AF_INET, socket.SOCK_STREAM)</text:p>
            <text:p text:style-name="P7">servidor.bind(("127.0.0.1", 65434))</text:p>
            <text:p text:style-name="P7">servidor.listen()</text:p>
            <text:p text:style-name="P7"/>
            <text:p text:style-name="P7">conn, addr = servidor.accept()</text:p>
            <text:p text:style-name="P7">while True:</text:p>
            <text:p text:style-name="P7"><text:s text:c="4"/>data = conn.recv(1024)</text:p>
            <text:p text:style-name="P7"><text:s text:c="4"/>if not data:</text:p>
            <text:p text:style-name="P7"><text:s text:c="8"/>break</text:p>
            <text:p text:style-name="P7"><text:s text:c="4"/>conn.sendall(data) <text:s/># devuelve exactamente lo que recibió</text:p>
            <text:p text:style-name="P7">conn.close()</text:p>
            <text:p text:style-name="P18">servidor.close()</text:p>
            <text:p text:style-name="P7"/>
            <text:p text:style-name="P7"><text:span text:style-name="T7">Cliente</text:span>:</text:p>
            <text:p text:style-name="P7"/>
            <text:p text:style-name="P7">import socket</text:p>
            <text:p text:style-name="P7"/>
            <text:p text:style-name="P7">cliente = socket.socket(socket.AF_INET, socket.SOCK_STREAM)</text:p>
            <text:p text:style-name="P7">cliente.connect(("127.0.0.1", 65434))</text:p>
            <text:p text:style-name="P7"/>
            <text:p text:style-name="P7">cliente.sendall("Eco, eco!".encode("utf-8"))</text:p>
            <text:p text:style-name="P7"><text:soft-page-break/>respuesta = cliente.recv(1024).decode("utf-8")</text:p>
            <text:p text:style-name="P7">print("Servidor respondió:", respuesta)</text:p>
            <text:p text:style-name="P7"/>
            <text:p text:style-name="P7">cliente.close()</text:p>
            <text:p text:style-name="P7"/>
          </table:table-cell>
        </table:table-row>
      </table:table>
      <text:p text:style-name="P3"/>
      <text:p text:style-name="P12" loext:marker-style-name="T2"><text:span text:style-name="T4">4</text:span><text:span text:style-name="T2">. </text:span><text:span text:style-name="T3">Realiza un servidor y un cliente, en el que el </text:span><text:span text:style-name="T4">servidor sume dos números que envía el cliente, y devuelva al cliente el resultado</text:span><text:span text:style-name="T2">.</text:span></text:p>
      <text:p text:style-name="P12" loext:marker-style-name="T2"><text:span text:style-name="T2"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<text:span text:style-name="T7">Servidor</text:span>:</text:p>
            <text:p text:style-name="P7"/>
            <text:p text:style-name="P7">import socket</text:p>
            <text:p text:style-name="P7"/>
            <text:p text:style-name="P7">servidor = socket.socket(socket.AF_INET, socket.SOCK_STREAM)</text:p>
            <text:p text:style-name="P7">servidor.bind(("127.0.0.1", 65435))</text:p>
            <text:p text:style-name="P7">servidor.listen()</text:p>
            <text:p text:style-name="P7"/>
            <text:p text:style-name="P7">conn, addr = servidor.accept()</text:p>
            <text:p text:style-name="P7">data = conn.recv(1024).decode("utf-8") <text:s/># ejemplo: "5,7"</text:p>
            <text:p text:style-name="P7">num1, num2 = map(int, data.split(","))</text:p>
            <text:p text:style-name="P7">resultado = num1 + num2</text:p>
            <text:p text:style-name="P7">conn.sendall(f"Resultado: {resultado}".encode("utf-8"))</text:p>
            <text:p text:style-name="P7">conn.close()</text:p>
            <text:p text:style-name="P18">servidor.close()</text:p>
            <text:p text:style-name="P7"/>
            <text:p text:style-name="P7"><text:span text:style-name="T7">Cliente</text:span>:</text:p>
            <text:p text:style-name="P7"/>
            <text:p text:style-name="P7">import socket</text:p>
            <text:p text:style-name="P7"/>
            <text:p text:style-name="P7">cliente = socket.socket(socket.AF_INET, socket.SOCK_STREAM)</text:p>
            <text:p text:style-name="P7">cliente.connect(("127.0.0.1", 65435))</text:p>
            <text:p text:style-name="P7"/>
            <text:p text:style-name="P7">cliente.sendall("5,7".encode("utf-8"))</text:p>
            <text:p text:style-name="P7">respuesta = cliente.recv(1024).decode("utf-8")</text:p>
            <text:p text:style-name="P7">print(respuesta)</text:p>
            <text:p text:style-name="P7"/>
            <text:p text:style-name="P7">cliente.close()</text:p>
            <text:p text:style-name="P7"/>
            <text:p text:style-name="P10">Nota: si los números se envían por separado en distintos sendall, el recv puede quedarse esperando al recibir solo un byte <text:span text:style-name="T10">o dos</text:span> (se debería limitar a un byte si s<text:span text:style-name="T10">abemos que s</text:span>on números de un dígito, <text:span text:style-name="T10">o meter un sleep de 1 segundo entre los recv para que el primero no recoja ambos</text:span>). Lo mejor es enviarlos juntos como en la solución propuesta.</text:p>
          </table:table-cell>
        </table:table-row>
      </table:table>
      <text:p text:style-name="P3"/>
      <text:p text:style-name="P13" loext:marker-style-name="T2"><text:span text:style-name="T5"/></text:p>
      <text:p text:style-name="P13" loext:marker-style-name="T2"><text:span text:style-name="T5">5</text:span><text:span text:style-name="T2">. </text:span><text:span text:style-name="T3">Realiza un servidor y un cliente, en el que el </text:span><text:span text:style-name="T5">cliente pida por teclado si se quiere preguntar por el nombre o la edad, y el servidor responda en consecuencia</text:span><text:span text:style-name="T2">.</text:span></text:p>
      <text:p text:style-name="P13" loext:marker-style-name="T2"><text:span text:style-name="T2"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8"><text:span text:style-name="T7">Servidor</text:span>:</text:p>
            <text:p text:style-name="P8"/>
            <text:p text:style-name="P8">import socket</text:p>
            <text:p text:style-name="P8"/>
            <text:p text:style-name="P8"># Crear socket TCP</text:p>
            <text:p text:style-name="P8">servidor = socket.socket(socket.AF_INET, socket.SOCK_STREAM)</text:p>
            <text:p text:style-name="P8">servidor.bind(("127.0.0.1", 65437))</text:p>
            <text:p text:style-name="P8">servidor.listen()</text:p>
            <text:p text:style-name="P8"/>
            <text:p text:style-name="P8">print("Servidor esperando cliente...")</text:p>
            <text:p text:style-name="P8">conn, addr = servidor.accept()</text:p>
            <text:p text:style-name="P8">print(f"Conectado con {addr}")</text:p>
            <text:p text:style-name="P8"/>
            <text:p text:style-name="P8"># Recibir la pregunta del cliente</text:p>
            <text:p text:style-name="P8">pregunta = conn.recv(1024).decode("utf-8")</text:p>
            <text:p text:style-name="P8">print("Pregunta recibida:", pregunta)</text:p>
            <text:p text:style-name="P8"/>
            <text:p text:style-name="P8"># Responder según la pregunta</text:p>
            <text:p text:style-name="P8">if pregunta.lower() == "nombre":</text:p>
            <text:p text:style-name="P8"><text:s text:c="4"/>respuesta = "Me llamo Servidor Python"</text:p>
            <text:p text:style-name="P8">elif pregunta.lower() == "edad":</text:p>
            <text:p text:style-name="P8"><text:s text:c="4"/>respuesta = "Tengo 1 año de existencia"</text:p>
            <text:p text:style-name="P8">else:</text:p>
            <text:p text:style-name="P8"><text:s text:c="4"/>respuesta = "No entiendo la pregunta"</text:p>
            <text:p text:style-name="P8"/>
            <text:p text:style-name="P8"># Enviar respuesta al cliente</text:p>
            <text:p text:style-name="P8">conn.sendall(respuesta.encode("utf-8"))</text:p>
            <text:p text:style-name="P8"/>
            <text:p text:style-name="P8"># Cerrar conexión</text:p>
            <text:p text:style-name="P8">conn.close()</text:p>
            <text:p text:style-name="P18">servidor.close()</text:p>
            <text:p text:style-name="P8"/>
            <text:p text:style-name="P8"><text:span text:style-name="T7">Cliente</text:span>:</text:p>
            <text:p text:style-name="P8"/>
            <text:p text:style-name="P8">import socket</text:p>
            <text:p text:style-name="P8"/>
            <text:p text:style-name="P8"># Crear socket TCP</text:p>
            <text:p text:style-name="P8">cliente = socket.socket(socket.AF_INET, socket.SOCK_STREAM)</text:p>
            <text:p text:style-name="P8">cliente.connect(("127.0.0.1", 65437))</text:p>
            <text:p text:style-name="P8"/>
            <text:p text:style-name="P8"># Preguntar al usuario</text:p>
            <text:p text:style-name="P8">pregunta = input("¿Qué quieres preguntar al servidor? (nombre/edad): ")</text:p>
            <text:p text:style-name="P8"/>
            <text:p text:style-name="P8"># Enviar la pregunta</text:p>
            <text:p text:style-name="P8">cliente.sendall(pregunta.encode("utf-8"))</text:p>
            <text:p text:style-name="P8"/>
            <text:p text:style-name="P8"># Recibir respuesta</text:p>
            <text:p text:style-name="P8">respuesta = cliente.recv(1024).decode("utf-8")</text:p>
            <text:p text:style-name="P8">print("Respuesta del servidor:", respuesta)</text:p>
            <text:p text:style-name="P8"/>
            <text:p text:style-name="P8"># Cerrar conexión</text:p>
            <text:p text:style-name="P8">cliente.close()</text:p>
            <text:p text:style-name="P8"><text:soft-page-break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4M28S</meta:editing-duration>
    <meta:editing-cycles>23</meta:editing-cycles>
    <meta:generator>LibreOffice/7.6.0.3$Windows_X86_64 LibreOffice_project/69edd8b8ebc41d00b4de3915dc82f8f0fc3b6265</meta:generator>
    <meta:initial-creator>Enrique Arnaiz Rubio</meta:initial-creator>
    <dc:date>2025-11-20T13:11:25.649000000</dc:date>
    <meta:document-statistic meta:table-count="5" meta:image-count="0" meta:object-count="0" meta:page-count="5" meta:paragraph-count="123" meta:word-count="526" meta:character-count="4586" meta:non-whitespace-character-count="4149"/>
  </office:meta>
</office:document-meta>
</file>